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3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4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7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8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1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40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" table:default-cell-style-name="ce59"/>
        <table:table-row table:style-name="ro13">
          <table:table-cell table:number-columns-repeated="3"/>
          <table:table-cell table:style-name="ce1"/>
          <table:table-cell table:style-name="ce82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3" office:value-type="string">
            <text:p>Skapa validering av länk</text:p>
          </table:table-cell>
          <table:table-cell table:style-name="ce86"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9" office:value-type="string">
            <text:p>1.3</text:p>
          </table:table-cell>
          <table:table-cell table:style-name="ce84" office:value-type="string">
            <text:p>Fixa felmeddelanden vid fel input</text:p>
          </table:table-cell>
          <table:table-cell table:style-name="ce87" table:number-columns-repeated="2"/>
          <table:table-cell table:style-name="ce9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en</text:p>
          </table:table-cell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office:value-type="string">
            <text:p>fixa att bara en liten del är draggable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89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1" office:value-type="float" office:value="13">
            <text:p>13</text:p>
          </table:table-cell>
          <table:table-cell table:style-name="ce85" office:value-type="string">
            <text:p>FIXA ERROR / BUGGAR</text:p>
          </table:table-cell>
          <table:table-cell table:style-name="ce88" table:number-columns-repeated="2"/>
          <table:table-cell table:style-name="ce92"/>
        </table:table-row>
        <table:table-row table:style-name="ro5">
          <table:table-cell table:number-columns-repeated="3"/>
          <table:table-cell office:value-type="string">
            <text:p>13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5</text:p>
          </table:table-cell>
          <table:table-cell office:value-type="string">
            <text:p>felmeddelande vid tom input ska inte ligga kvar hela tiden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014-04-29</text:date>, <text:time>02:21:0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9T02:21:03.59</dc:date>
    <meta:editing-duration>P1DT10H15S</meta:editing-duration>
    <meta:editing-cycles>45</meta:editing-cycles>
    <meta:generator>OpenOffice/4.0.1$Win32 OpenOffice.org_project/401m5$Build-9714</meta:generator>
    <meta:document-statistic meta:table-count="2" meta:cell-count="185" meta:object-count="0"/>
  </office:meta>
</office:document-meta>
</file>